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P1" style:parent-style-name="Heading_201" style:family="paragraph" style:master-page-name="Standard1">
      <style:text-properties fo:color="#000000"/>
    </style:style>
    <style:style style:name="P2" style:parent-style-name="Text_20body" style:family="paragraph">
      <style:text-properties fo:color="#000000"/>
    </style:style>
    <style:style style:name="P3" style:family="paragraph">
      <style:text-properties fo:color="#000000"/>
    </style:style>
    <style:style style:name="P4" style:parent-style-name="Table_20Contents" style:family="paragraph">
      <style:text-properties fo:color="#000000"/>
    </style:style>
    <style:style style:name="Table1" style:family="table"/>
    <style:style style:name="Table1.A" style:family="table-column"/>
    <style:style style:name="Table1.A1" style:family="table-cell"/>
  </office:automatic-styles>
  <office:body>
    <office:text>
      <delta:tracked-changes>
        <delta:change-transaction delta:change-id="I">
          <delta:change-info>
            <dc:creator>John Smith</dc:creator>
            <dc:date>2010-06-23T09:30:00</dc:date>
          </delta:change-info>
        </delta:change-transaction>
      </delta:tracked-changes>
      <text:h text:outline-level="1" split:split001-idref="split1" text:style-name="P1">Paragraph Split by Table Addition</text:h>
      <text:p text:style-name="P2">In this example, a table will be added to the following paragraph in between the aquare brackets. This will split the paragraph.</text:p>
      <text:p text:style-name="P2">A table will be added to this paragraph. [</text:p>
      <text:p delta:insertion-change-idref="I" delta:insertion-type="insert-with-content" text:style-name="P3"/>
      <table:table table:style-name="Table1" delta:insertion-change-idref="I" delta:insertion-type="insert-with-content">
        <table:table-column table:style-name="Table1.A" table:number-columns-repeated="2"/>
        <table:table-row>
          <table:table-cell rowSpan="1" columnSpan="1" table:style-name="Table1.A1">
            <text:p text:style-name="P4">Added</text:p>
          </table:table-cell>
          <table:table-cell rowSpan="1" columnSpan="1" table:style-name="Table1.A1">
            <text:p text:style-name="P4">Table</text:p>
          </table:table-cell>
        </table:table-row>
      </table:table>
      <text:p delta:split-id="split1" delta:insertion-change-idref="I" delta:insertion-type="split" text:style-name="P2">] This will be in the new paragraph.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>
      <style:paragraph-properties style:tab-stop-distance="35.461478755799995pt" style:writing-mode="page"/>
      <style:text-properties fo:country="GB" fo:font-family="Times New Roman" fo:font-size="12.000000000000000pt" fo:language="en" style:letter-kerning="true"/>
    </style:default-style>
    <style:style style:name="Table_20Contents" style:display-name="Table Contents" style:family="paragraph">
      <style:paragraph-properties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Heading_201" style:default-outline-level="1" style:display-name="Heading 1" style:family="paragraph" style:next-style-name="Text_20body">
      <style:paragraph-properties fo:margin-bottom="6.009459229600000pt" fo:margin-top="11.990571953400000pt" style:tab-stop-distance="35.461478755799995pt" style:writing-mode="page"/>
      <style:text-properties fo:country="GB" fo:font-family="Arial" fo:font-size="16.099999999999998pt" fo:font-weight="bold" fo:language="en" style:letter-kerning="true"/>
    </style:style>
    <style:style style:name="Standard" style:display-name="Standard" style:family="paragraph">
      <style:paragraph-properties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Heading" style:display-name="Heading" style:family="paragraph" style:next-style-name="Text_20body">
      <style:paragraph-properties fo:margin-bottom="6.009459229600000pt" fo:margin-top="11.990571953400000pt" style:tab-stop-distance="35.461478755799995pt" style:writing-mode="page"/>
      <style:text-properties fo:country="GB" fo:font-family="Arial" fo:font-size="14.000000000000000pt" fo:language="en" style:letter-kerning="true"/>
    </style:style>
    <style:style style:name="Text_20body" style:display-name="Text body" style:family="paragraph">
      <style:paragraph-properties fo:margin-bottom="6.009459229600000pt" fo:margin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List" style:display-name="List" style:family="paragraph">
      <style:paragraph-properties fo:margin-bottom="6.009459229600000pt" fo:margin-top="0.000000000000000pt"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Index" style:display-name="Index" style:family="paragraph">
      <style:paragraph-properties style:tab-stop-distance="35.461478755799995pt" style:writing-mode="page"/>
      <style:text-properties fo:country="GB" fo:font-family="Times New Roman" fo:font-size="12.000000000000000pt" fo:language="en" style:letter-kerning="true"/>
    </style:style>
    <style:style style:name="Caption" style:display-name="Caption" style:family="paragraph">
      <style:paragraph-properties fo:margin-bottom="6.009459229600000pt" fo:margin-top="6.009459229600000pt" style:tab-stop-distance="35.461478755799995pt" style:writing-mode="page"/>
      <style:text-properties fo:country="GB" fo:font-family="Times New Roman" fo:font-size="12.000000000000000pt" fo:font-style="italic" fo:language="en" style:letter-kerning="true"/>
    </style:style>
  </office:styles>
  <office:automatic-styles>
    <style:page-layout style:name="pm1" style:page-usage="all">
      <style:page-layout-properties fo:margin="56.693011599999998pt" fo:padding="0.000000000000000pt" fo:page-height="841.891222259999950pt" fo:page-width="595.304968305800003pt" style:print-orientation="portrait">
    
   </style:page-layout-properties>
    </style:page-layout>
    <style:page-layout style:name="pm2" style:page-usage="all">
      <style:page-layout-properties fo:margin="56.693011599999998pt" fo:padding="0.000000000000000pt" fo:page-height="841.891222259999950pt" fo:page-width="595.276621799999930pt" style:print-orientation="portrait">
    
   </style:page-layout-properties>
    </style:page-layout>
  </office:automatic-styles>
  <office:master-styles>
    <style:master-page style:name="Standard1" style:page-layout-name="pm1"/>
    <style:master-page style:name="Standard2" style:page-layout-name="pm2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KOffice/2.4 Alpha 1</meta:generator>
    <dc:title/>
    <meta:initial-creator>Tristan Mitchell</meta:initial-creator>
    <meta:editing-cycles>1</meta:editing-cycles>
    <dc:date>2011-04-10T18:39:24</dc:date>
    <meta:creation-date>2010-06-23T09:32:17</meta:creation-date>
    <dc:creator>Tristan Mitchell</dc:creator>
  </office:meta>
</office:document-meta>
</file>